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officeooo:rsid="001b974c" officeooo:paragraph-rsid="001b974c"/>
    </style:style>
    <style:style style:name="P2" style:family="paragraph" style:parent-style-name="Standard">
      <style:text-properties officeooo:rsid="001b974c" officeooo:paragraph-rsid="001b974c"/>
    </style:style>
    <style:style style:name="P3" style:family="paragraph" style:parent-style-name="Standard">
      <style:text-properties officeooo:rsid="001c7869" officeooo:paragraph-rsid="001c7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y Lukman Syarif<text:tab/><text:tab/>4611419046</text:p>
      <text:p text:style-name="P1"/>
      <text:p text:style-name="P3">Topik Jaringan Komputer</text:p>
      <text:p text:style-name="P1">Link 5 jurnal :</text:p>
      <text:p text:style-name="Standard"><text:a xlink:type="simple" xlink:href="https://drive.google.com/drive/folders/1ULW2QEdB7M0olETZz_X6xRiJQBdPDvKe?usp=sharing" text:style-name="Internet_20_link" text:visited-style-name="Visited_20_Internet_20_Link">https://drive.google.com/drive/folders/1ULW2QEdB7M0olETZz_X6xRiJQBdPDvKe?usp=sharing</text:a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21:50:24.073665784</meta:creation-date>
    <dc:date>2022-03-01T23:25:19.740997414</dc:date>
    <meta:editing-duration>PT32S</meta:editing-duration>
    <meta:editing-cycles>2</meta:editing-cycles>
    <meta:generator>LibreOffice/7.2.0.4$Linux_X86_64 LibreOffice_project/20$Build-4</meta:generator>
    <meta:document-statistic meta:table-count="0" meta:image-count="0" meta:object-count="0" meta:page-count="1" meta:paragraph-count="4" meta:word-count="12" meta:character-count="153" meta:non-whitespace-character-count="143"/>
  </office:meta>
</office:document-meta>
</file>